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bottom="0.06pt solid #000000" fo:border-left="none" fo:border-right="none" fo:border-top="0.06pt solid #000000"/>
    </style:style>
    <style:style style:name="ce12" style:family="table-cell" style:parent-style-name="Default" style:data-style-name="N107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Gui mit neuen Elementen erweiter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Spielfeldarray erzeugen und Felder beleg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Objektzeiger an Methode überge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Button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6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Methoden erstellt, über diese ein ein jeweiliges Image für die Gui erzeugt wird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Auslagerung der Erzeugung in die Konstruktoren der jeweiligen Klass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10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Bidirektionale Assoziation über mehrere Klassen -&gt; Gegenseitige Objektaufrufe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SFML Installationsfehler wurde nun bei allen Gruppenmitgliedern gelöst.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Makefile funktioniert noch nicht so wie beabsichtigt. → Tutorials dazu anschau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Bidirektionale Assoziation über mehrere Klassen -&gt; Gegenseitige Objektaufrufe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Spiel Algorithmus programmiere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Button erzeugen und einbind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Fliegende Kokusnüsse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6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1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4" office:value-type="date" office:date-value="2022-06-10" calcext:value-type="date">
            <text:p>10.06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Methode für Randomzahlen pr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Methode für Zufallsposition pr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Assotiationen zwischen den Klassen imple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Über SFML als Graphische Oberfläche infor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Testoberfläch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4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Fehlermeldungen gegoogled und beho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Über den This Zeiger informi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.h Dateien der Subklassen korrigi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Hauptspielfigur erstellt (Gimp)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rste Testversion zur Steuerung der Hauptspielfigur via Tastatur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2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1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2">
          <table:table-cell table:style-name="ce13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2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Fehler beim Testen der Steuerung, aufgrund falscher Datentypen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Über Makefile informieren und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Spieler auf der Gui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Finale Steuerung des Spielers impleme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Start und Ziel, sowie Sperre imple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5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2" office:value-type="date" office:date-value="2022-05-20" calcext:value-type="date">
            <text:p>20.5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UML Klassendiagramm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In Git einarbei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inarbeitung in Vererbu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Erstellung der benötigtten Objekte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Kommentieren der Methoden und Variab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Tutorials zu C++ anschau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3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Git Repository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Klassendiagramm gezeichne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CPP und H Datei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Klassen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Variablen und Method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Vererbungshierarchi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Kom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5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Vererbung hat Probleme gemacht. --&gt; Goog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Unwissenheit in Objektorientiertem p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Teilweise, hat es sehr lange gedau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3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2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1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13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13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.00.0000</text:date>, <text:time style:data-style-name="N2" text:time-value="09:01:57.57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creation-date>2022-05-14T13:23:04Z</meta:creation-date>
    <dc:date>2022-06-29T09:07:31.517000000</dc:date>
    <meta:print-date>2022-06-16T08:03:01Z</meta:print-date>
    <meta:editing-cycles>41</meta:editing-cycles>
    <meta:editing-duration>PT17M56S</meta:editing-duration>
    <meta:document-statistic meta:table-count="4" meta:cell-count="98" meta:object-count="0"/>
  </office:meta>
</office:document-meta>
</file>